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83d84" officeooo:paragraph-rsid="00183d84"/>
    </style:style>
    <style:style style:name="P3" style:family="paragraph" style:parent-style-name="Text_20_body">
      <style:text-properties style:font-name="Courier New" fo:font-size="10pt" officeooo:rsid="00183d84" officeooo:paragraph-rsid="00183d84" style:font-name-asian="Courier New" style:font-size-asian="10pt" style:font-name-complex="Courier New" style:font-size-complex="10pt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Heading_20_1">
      <style:text-properties officeooo:rsid="00183d84" officeooo:paragraph-rsid="00183d84"/>
    </style:style>
    <style:style style:name="P6" style:family="paragraph" style:parent-style-name="Heading_20_2">
      <style:text-properties officeooo:rsid="00183d84" officeooo:paragraph-rsid="00183d84"/>
    </style:style>
    <style:style style:name="P7" style:family="paragraph" style:parent-style-name="Table_20_Heading">
      <style:text-properties officeooo:rsid="00183d84" officeooo:paragraph-rsid="00183d84"/>
    </style:style>
    <style:style style:name="P8" style:family="paragraph" style:parent-style-name="First_20_paragraph">
      <style:text-properties officeooo:rsid="00183d84" officeooo:paragraph-rsid="00183d84"/>
    </style:style>
    <style:style style:name="P9" style:family="paragraph" style:parent-style-name="First_20_paragraph">
      <style:text-properties style:font-name="Courier New" fo:font-size="10pt" officeooo:rsid="00183d84" officeooo:paragraph-rsid="00183d84" style:font-name-asian="Courier New" style:font-size-asian="10pt" style:font-name-complex="Courier New" style:font-size-complex="10pt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officeooo:rsid="00183d84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Writing Text</text:h>
      <text:p text:style-name="P9"/>
      <text:h text:style-name="P6" text:outline-level="2">ToDo</text:h>
      <text:p text:style-name="P8">Write a program that prints the first sentence of the Gettysburg Address:</text:p>
      <text:p text:style-name="P2"/>
      <text:p text:style-name="P3">Fourscore and seven years ago our fathers</text:p>
      <text:p text:style-name="P3">brought forth upon this continent a new nation,</text:p>
      <text:p text:style-name="P3">conceived in liberty, and dedicated to the</text:p>
      <text:p text:style-name="P3">proposition that all men are created equal.</text:p>
      <text:p text:style-name="P3"/>
      <text:h text:style-name="Heading_20_2" text:outline-level="2">Hin<text:span text:style-name="T2">t</text:span></text:h>
      <text:list xml:id="list2261915060264924818" text:style-name="L1">
        <text:list-item>
          <text:p text:style-name="P4"><text:span text:style-name="T2">Do not forget the</text:span> <text:span text:style-name="T1">\n</text:span> <text:span text:style-name="T2">at the end of each</text:span> <text:span text:style-name="T1">cout</text:span> !</text:p>
          <text:p text:style-name="P4"/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est</text:p>
            </table:table-cell>
            <table:table-cell table:style-name="Table1.A1" office:value-type="string">
              <text:p text:style-name="P7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001</text:p>
          </table:table-cell>
          <table:table-cell table:style-name="Table1.A1" office:value-type="string">
            <text:p text:style-name="P8">Print the Gettysburg Address</text:p>
          </table:table-cell>
        </table:table-row>
      </table:table>
      <text:p text:style-name="TableCap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02-23T17:10:13.092759948</dc:date>
    <meta:editing-duration>PT3H15M9S</meta:editing-duration>
    <meta:editing-cycles>1</meta:editing-cycles>
    <meta:generator>LibreOffice/5.1.4.2$Linux_X86_64 LibreOffice_project/10m0$Build-2</meta:generator>
    <meta:document-statistic meta:table-count="1" meta:image-count="0" meta:object-count="0" meta:page-count="1" meta:paragraph-count="15" meta:word-count="67" meta:character-count="362" meta:non-whitespace-character-count="310"/>
  </office:meta>
</office:document-meta>
</file>